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 style:list-style-name="L4">
      <style:paragraph-properties fo:text-align="start" style:justify-single-word="false"/>
    </style:style>
    <style:style style:name="P9" style:family="paragraph" style:parent-style-name="Standard" style:list-style-name="L5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 Black" fo:font-size="9pt" style:text-underline-style="none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 Black" fo:font-size="9pt" style:text-underline-style="none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GN Functions List and Documentation</text:p>
      <text:p text:style-name="P2">Igneous0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ontents</text:p>
      <text:p text:style-name="P3"/>
      <text:p text:style-name="P4">Creating Events</text:p>
      <text:list xml:id="list31205192" text:style-name="L1">
        <text:list-item>
          <text:p text:style-name="P11">IGN_fnc_createEvent</text:p>
        </text:list-item>
        <text:list-item>
          <text:p text:style-name="P11">IGN_fnc_createEventServer</text:p>
        </text:list-item>
        <text:list-item>
          <text:p text:style-name="P11">IGN_fnc_createEventClient</text:p>
        </text:list-item>
        <text:list-item>
          <text:p text:style-name="P11">IGN_fnc_createEventLocal</text:p>
        </text:list-item>
      </text:list>
      <text:p text:style-name="P10"/>
      <text:p text:style-name="P4">Deleting Events</text:p>
      <text:list xml:id="list31257812" text:style-name="L2">
        <text:list-item>
          <text:p text:style-name="P6">IGN_fnc_deleteEvent</text:p>
        </text:list-item>
      </text:list>
      <text:p text:style-name="P5"/>
      <text:p text:style-name="P4">Manage Events</text:p>
      <text:list xml:id="list31275679" text:style-name="L3">
        <text:list-item>
          <text:p text:style-name="P7">IGN_fnc_raiseEvent</text:p>
        </text:list-item>
      </text:list>
      <text:p text:style-name="P5"/>
      <text:p text:style-name="P4">Event Handlers</text:p>
      <text:list xml:id="list31296001" text:style-name="L4">
        <text:list-item>
          <text:p text:style-name="P8">IGN_fnc_addEventHandler</text:p>
        </text:list-item>
        <text:list-item>
          <text:p text:style-name="P8">IGN_fnc_deleteEventHandler</text:p>
        </text:list-item>
        <text:list-item>
          <text:p text:style-name="P8">IGN_fnc_getEventHandlers</text:p>
        </text:list-item>
        <text:list-item>
          <text:p text:style-name="P8">IGN_fnc_getEventHandler</text:p>
        </text:list-item>
        <text:list-item>
          <text:p text:style-name="P8">IGN_fnc_getEventHandlerCount</text:p>
        </text:list-item>
      </text:list>
      <text:p text:style-name="P5"/>
      <text:p text:style-name="P4">Functors</text:p>
      <text:list xml:id="list31343138" text:style-name="L5">
        <text:list-item>
          <text:p text:style-name="P9">IGN_fnc_createFunctor</text:p>
        </text:list-item>
        <text:list-item>
          <text:p text:style-name="P9">IGN_fnc_deleteFunctor</text:p>
        </text:list-item>
        <text:list-item>
          <text:p text:style-name="P9">IGN_fnc_callFunctor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IGN_fnc_createEvent</text:p>
      <text:p text:style-name="P12"/>
      <text:p text:style-name="P13">Creates an event object, allowing registration of handlers and raising</text:p>
      <text:p text:style-name="P13">Does not broadcast in multiplayer</text:p>
      <text:p text:style-name="P12"/>
      <text:p text:style-name="P12">Parameters:</text:p>
      <text:p text:style-name="P13"><text:span text:style-name="T1">args</text:span> (Array) (Optional) - Argument types that the event will send to all handlers</text:p>
      <text:p text:style-name="P13"><text:tab/><text:tab/><text:span text:style-name="T1">default value</text:span> - [] (no arguments)</text:p>
      <text:p text:style-name="P13"><text:span text:style-name="T1">name</text:span> (String) (Optional) - The name of the object (this will set the vehicle's variable name)</text:p>
      <text:p text:style-name="P13"><text:tab/><text:tab/><text:span text:style-name="T1">default value</text:span> - "" (no name)</text:p>
      <text:p text:style-name="P12"/>
      <text:p text:style-name="P12">Returns:</text:p>
      <text:p text:style-name="P13">The created event object, with these getters in its namespace:</text:p>
      <text:p text:style-name="P13"><text:span text:style-name="T1">"name"</text:span> - the name of the event (Argument passed)</text:p>
      <text:p text:style-name="P13"><text:span text:style-name="T1">"handlers"</text:span> - an array containing all handlers currently registered to the event</text:p>
      <text:p text:style-name="P13"><text:span text:style-name="T1">"arg_types"</text:span> - an array containing the argument types</text:p>
      <text:p text:style-name="P13"><text:span text:style-name="T1">"raised"</text:span> - a bool value determining if the event is currently being raised</text:p>
      <text:p text:style-name="P12"/>
      <text:p text:style-name="P12">Example:</text:p>
      <text:p text:style-name="P12"/>
      <text:p text:style-name="P14">myEvent = call IGN_fnc_createEvent;<text:tab/>// no args, no vehicle var name</text:p>
      <text:p text:style-name="P14"/>
      <text:p text:style-name="P14">myEvent = [[objNull, []]] call IGN_fnc_createEvent; </text:p>
      <text:p text:style-name="P14">// will send arguments of type object (_this select 0) and array (_this select 1)</text:p>
      <text:p text:style-name="P14"><text:tab/></text:p>
      <text:p text:style-name="P14">[objNull, "myEvent"] call IGN_fnc_createEvent;<text:tab/></text:p>
      <text:p text:style-name="P14">// myEvent can be referenced, will send argument of type object (_this)</text:p>
      <text:p text:style-name="P14"><text:tab/></text:p>
      <text:p text:style-name="P14">[[objNull], []], "myEvent"] call IGN_fnc_createEvent; </text:p>
      <text:p text:style-name="P14">// vehicle var name will be myEvent - can now reference myEvent in cod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IGN_fnc_createEventServer</text:p>
      <text:p text:style-name="P15"/>
      <text:p text:style-name="P16">Creates an event object on the server only, allowing registration of handlers and raising</text:p>
      <text:p text:style-name="P16">Broadcasts vehicleVarName (if exists) and setVariables in object space</text:p>
      <text:p text:style-name="P16"/>
      <text:p text:style-name="P15">Parameters:</text:p>
      <text:p text:style-name="P16"><text:span text:style-name="T1">args</text:span> (Array) (Optional) - Argument types that the event will send to all handlers</text:p>
      <text:p text:style-name="P16"><text:tab/><text:tab/><text:span text:style-name="T1">default value</text:span> - [] (no arguments)</text:p>
      <text:p text:style-name="P16"><text:span text:style-name="T1">name</text:span> (String) (Optional) - The name of the object (this will set the vehicle's variable name) </text:p>
      <text:p text:style-name="P16"><text:tab/><text:tab/><text:tab/> <text:s text:c="4"/>- Will be broadcasted in MP</text:p>
      <text:p text:style-name="P16"><text:tab/><text:tab/><text:span text:style-name="T1">default value</text:span> - "" (no name)</text:p>
      <text:p text:style-name="P16"/>
      <text:p text:style-name="P15">Returns:</text:p>
      <text:p text:style-name="P16">The created event object, with these getters in its namespace:</text:p>
      <text:p text:style-name="P16"><text:span text:style-name="T1">"name"</text:span> - the name of the event (Argument passed)</text:p>
      <text:p text:style-name="P16"><text:span text:style-name="T1">"handlers"</text:span> - an array containing all handlers currently registered to the event</text:p>
      <text:p text:style-name="P16"><text:span text:style-name="T1">"arg_types"</text:span> - an array containing the argument types</text:p>
      <text:p text:style-name="P16"><text:span text:style-name="T1">"raised"</text:span> - a bool value determining if the event is currently being raised</text:p>
      <text:p text:style-name="P16"/>
      <text:p text:style-name="P15">Example:</text:p>
      <text:p text:style-name="P15"/>
      <text:p text:style-name="P14">myEvent = call IGN_fnc_createEventServer;<text:tab/>// no args, no vehicle var name</text:p>
      <text:p text:style-name="P14"/>
      <text:p text:style-name="P14">myEvent = [[objNull, []]] call IGN_fnc_createEventServer; </text:p>
      <text:p text:style-name="P14">// will send arguments of type object (_this select 0) and array (_this select 1)</text:p>
      <text:p text:style-name="P14"/>
      <text:p text:style-name="P14">[[objNull], []], "myEvent"] call IGN_fnc_createEventServer; // vehicle var name will be myEven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IGN_createEventClient</text:p>
      <text:p text:style-name="P16"><text:tab/></text:p>
      <text:p text:style-name="P16">Creates an event object on the client(s) only, allowing registration of handlers and raising</text:p>
      <text:p text:style-name="P16">Does not broadcast the object in multiplayer</text:p>
      <text:p text:style-name="P16"/>
      <text:p text:style-name="P15">Parameters:</text:p>
      <text:p text:style-name="P16"><text:span text:style-name="T1">args</text:span> (Array) (Optional) - Argument types that the event will send to all handlers</text:p>
      <text:p text:style-name="P16"><text:tab/><text:span text:style-name="T1">default value</text:span> - [] (no arguments)</text:p>
      <text:p text:style-name="P16"><text:span text:style-name="T1">name</text:span> (String) (Optional) - The name of the object (this will set the vehicle's variable name)</text:p>
      <text:p text:style-name="P16"><text:tab/><text:span text:style-name="T1">default value</text:span> - "" (no name)</text:p>
      <text:p text:style-name="P16"/>
      <text:p text:style-name="P15">Returns:</text:p>
      <text:p text:style-name="P16">The created event object, with these getters in its namespace:</text:p>
      <text:p text:style-name="P16"><text:span text:style-name="T1">"name"</text:span> - the name of the event (Argument passed)</text:p>
      <text:p text:style-name="P16"><text:span text:style-name="T1">"handlers"</text:span> - an array containing all handlers currently registered to the event</text:p>
      <text:p text:style-name="P16"><text:span text:style-name="T1">"arg_types"</text:span> - an array containing the argument types</text:p>
      <text:p text:style-name="P16"><text:span text:style-name="T1">"raised"</text:span> - a bool value determining if the event is currently being raised</text:p>
      <text:p text:style-name="P16"/>
      <text:p text:style-name="P15">Example:</text:p>
      <text:p text:style-name="P14"/>
      <text:p text:style-name="P14">myEvent = call IGN_fnc_createEventClient;<text:tab/>// no args, no vehicle var name</text:p>
      <text:p text:style-name="P14"><text:tab/></text:p>
      <text:p text:style-name="P14">myEvent = [[objNull, []]] call IGN_fnc_createEventClient; </text:p>
      <text:p text:style-name="P14">// will send arguments of type object (_this select 0) and array (_this select 1)</text:p>
      <text:p text:style-name="P14"><text:tab/></text:p>
      <text:p text:style-name="P14">[[objNull], []], "myEvent"] call IGN_fnc_createEventClient; // vehicle var name will be myEven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IGN_fnc_createEventLocal</text:p>
      <text:p text:style-name="P16"><text:tab/></text:p>
      <text:p text:style-name="P16">Creates a local event object using CreateVehicleLocal (not broadcasted in MP), allowing registration of handlers and raising</text:p>
      <text:p text:style-name="P16">Does not broadcast the object in multiplayer</text:p>
      <text:p text:style-name="P16"/>
      <text:p text:style-name="P15">Parameters:</text:p>
      <text:p text:style-name="P16"><text:span text:style-name="T1">args</text:span> (Array) (Optional) - Argument types that the event will send to all handlers</text:p>
      <text:p text:style-name="P16"><text:tab/><text:tab/><text:span text:style-name="T1">default value</text:span> - [] (no arguments)</text:p>
      <text:p text:style-name="P16"><text:span text:style-name="T1">name</text:span> (String) (Optional) - The name of the object (this will set the vehicle's variable name)</text:p>
      <text:p text:style-name="P16"><text:tab/><text:tab/><text:span text:style-name="T1">default value</text:span> - "" (no name)</text:p>
      <text:p text:style-name="P16"/>
      <text:p text:style-name="P15">Returns:</text:p>
      <text:p text:style-name="P16">The created event object, with these getters in its namespace:</text:p>
      <text:p text:style-name="P16"><text:span text:style-name="T1">"name"</text:span> - the name of the event (Argument passed)</text:p>
      <text:p text:style-name="P16"><text:span text:style-name="T1">"handlers"</text:span> - an array containing all handlers currently registered to the event</text:p>
      <text:p text:style-name="P16"><text:span text:style-name="T1">"arg_types"</text:span> - an array containing the argument types</text:p>
      <text:p text:style-name="P16"><text:span text:style-name="T1">"raised"</text:span> - a bool value determining if the event is currently being raised</text:p>
      <text:p text:style-name="P16"/>
      <text:p text:style-name="P15">Example:</text:p>
      <text:p text:style-name="P16"><text:tab/></text:p>
      <text:p text:style-name="P14">myEvent = call IGN_fnc_createEventLocal;<text:tab/>// no args, no vehicle var name</text:p>
      <text:p text:style-name="P14"/>
      <text:p text:style-name="P14">myEvent = [[objNull, []]] call IGN_fnc_createEventLocal; </text:p>
      <text:p text:style-name="P14">// will send arguments of type object (_this select 0) and array (_this select 1)</text:p>
      <text:p text:style-name="P14"><text:tab/></text:p>
      <text:p text:style-name="P14">[[objNull], []], "myEvent"] call IGN_fnc_createEventLocal; // vehicle var name will be myEvent</text:p>
      <text:p text:style-name="P14"/>
      <text:p text:style-name="P14"/>
      <text:p text:style-name="P14"/>
      <text:p text:style-name="P14"/>
      <text:p text:style-name="P14"/>
      <text:p text:style-name="P14"/>
      <text:p text:style-name="P15">IGN_fnc_deleteEvent</text:p>
      <text:p text:style-name="P16"><text:tab/></text:p>
      <text:p text:style-name="P16">Deletes an existing event object</text:p>
      <text:p text:style-name="P16">If an invalid event object is passed, it will not be deleted</text:p>
      <text:p text:style-name="P16"/>
      <text:p text:style-name="P15">Parameters:</text:p>
      <text:p text:style-name="P16">event (object) - the event to be deleted</text:p>
      <text:p text:style-name="P16"/>
      <text:p text:style-name="P15">Returns:</text:p>
      <text:p text:style-name="P16">nothing</text:p>
      <text:p text:style-name="P16"/>
      <text:p text:style-name="P16"><text:span text:style-name="T1">Example</text:span>:</text:p>
      <text:p text:style-name="P16"><text:tab/></text:p>
      <text:p text:style-name="P14">myEvent call IGN_fnc_deleteEvent;</text:p>
      <text:p text:style-name="P14">[myEvent] call IGN_fnc_deleteEvent;</text:p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IGN_fnc_raiseEvent</text:p>
      <text:p text:style-name="P16"><text:tab/></text:p>
      <text:p text:style-name="P16">Raises an existing event, calling all handlers in sequence with specified arguments</text:p>
      <text:p text:style-name="P16">When an event object is raised, it will set its namespace attribute "raised" to true, until all handlers calls are finished</text:p>
      <text:p text:style-name="P16">When all handlers have received the event, the attribute "raised" will be set to false</text:p>
      <text:p text:style-name="P16"/>
      <text:p text:style-name="P15">Parameters:</text:p>
      <text:p text:style-name="P16"><text:span text:style-name="T1">event</text:span> (object) - the event to be raised</text:p>
      <text:p text:style-name="P16"><text:span text:style-name="T1">arguments</text:span> (anything) (optional) - the arguments to be passed to each handler</text:p>
      <text:p text:style-name="P16"><text:tab/><text:tab/><text:tab/><text:span text:style-name="T1">default value</text:span> - [] (no arguments will be passed)</text:p>
      <text:p text:style-name="P16"/>
      <text:p text:style-name="P16"><text:span text:style-name="T1">Returns</text:span>:</text:p>
      <text:p text:style-name="P16">nothing</text:p>
      <text:p text:style-name="P16"/>
      <text:p text:style-name="P15">Example</text:p>
      <text:p text:style-name="P16"><text:tab/></text:p>
      <text:p text:style-name="P14">[myEvent] call IGN_fnc_raiseEvent;<text:tab/>// raises myEvent, no arguments are passed to handlers</text:p>
      <text:p text:style-name="P14"><text:tab/></text:p>
      <text:p text:style-name="P14">myEvent call IGN_fnc_raiseEvent;<text:tab/>// same as above, but without array brackets</text:p>
      <text:p text:style-name="P14"><text:tab/></text:p>
      <text:p text:style-name="P14">[myEvent, [myString, myTank]] call IGN_fnc_raiseEvent;<text:tab/></text:p>
      <text:p text:style-name="P14">// raises myEvent, passes myString as (_this select 0), myTank as (_this select 1) to all handlers</text:p>
      <text:p text:style-name="P14"><text:tab/></text:p>
      <text:p text:style-name="P14">[myEvent, myTank] call IGN_fnc_raiseEvent;<text:tab/></text:p>
      <text:p text:style-name="P14">// raises myEvent, passes myTank as _this to all handlers</text:p>
      <text:p text:style-name="P16"/>
      <text:p text:style-name="P15">ASYNCHRONOUS/NON-SCHEDULED/THREADED calls to an event</text:p>
      <text:p text:style-name="P16"/>
      <text:p text:style-name="P16">This is particularly useful if you have spawn'ed threads that may raise the event and want to synchronize calls</text:p>
      <text:p text:style-name="P16"/>
      <text:p text:style-name="P15">Example of Unsafe non-scheduled calls to an event:</text:p>
      <text:p text:style-name="P16"/>
      <text:p text:style-name="P14">// thread 1 only tracks player death</text:p>
      <text:p text:style-name="P14">_thread_1 = spawn {</text:p>
      <text:p text:style-name="P14"><text:tab/>waitUntil {!alive player};</text:p>
      <text:p text:style-name="P14"><text:tab/>[eventUnitDead, player] call IGN_fnc_raiseEvent;<text:tab/></text:p>
      <text:p text:style-name="P14"><text:tab/>// this can be called at the same time as the other one!</text:p>
      <text:p text:style-name="P14">};</text:p>
      <text:p text:style-name="P14"/>
      <text:p text:style-name="P14">// thread 2 tracks any dead in enemyUnits</text:p>
      <text:p text:style-name="P14">_thread_2 = spawn {</text:p>
      <text:p text:style-name="P14"><text:tab/>private ["_grpAliveCount"];</text:p>
      <text:p text:style-name="P14"><text:tab/>_grpAliveCount = count enemyUnits;</text:p>
      <text:p text:style-name="P14"><text:tab/>while {_grpAliveCount &gt; 0} do</text:p>
      <text:p text:style-name="P14"><text:tab/>{</text:p>
      <text:p text:style-name="P14"><text:tab/><text:tab/>{</text:p>
      <text:p text:style-name="P14"><text:tab/><text:tab/><text:tab/>if (!alive _x) then</text:p>
      <text:p text:style-name="P14"><text:tab/><text:tab/><text:tab/>{</text:p>
      <text:p text:style-name="P14"><text:tab/><text:tab/><text:tab/><text:tab/>_grpAliveCount = _grpAliveCount - 1;</text:p>
      <text:p text:style-name="P14"><text:tab/><text:tab/><text:tab/><text:tab/>[eventUnitDead, _x] call IGN_fnc_raiseEvent;<text:tab/></text:p>
      <text:p text:style-name="P14"><text:tab/><text:tab/><text:tab/><text:tab/>// this can be called at the same time as the other one!</text:p>
      <text:p text:style-name="P14"><text:tab/><text:tab/><text:tab/>};</text:p>
      <text:p text:style-name="P14"><text:tab/><text:tab/>} foreach enemyUnits;</text:p>
      <text:p text:style-name="P14"><text:soft-page-break/><text:tab/>};</text:p>
      <text:p text:style-name="P14">};</text:p>
      <text:p text:style-name="P14"/>
      <text:p text:style-name="P14">// Potential for thread 1 and thread 2 to raise eventUnitDead at the same time! not safe!</text:p>
      <text:p text:style-name="P16"/>
      <text:p text:style-name="P15">Example of safer non-scheduled calls to an event</text:p>
      <text:p text:style-name="P16"/>
      <text:p text:style-name="P14">// thread 1 only tracks player death</text:p>
      <text:p text:style-name="P14">_thread_1 = spawn {</text:p>
      <text:p text:style-name="P14"><text:tab/>waitUntil {!alive player};</text:p>
      <text:p text:style-name="P14"><text:tab/>waitUntil {!(eventUnitDead getVariable "raised")};<text:tab/>// block thread if event is busy</text:p>
      <text:p text:style-name="P14"><text:tab/>[eventUnitDead, player] call IGN_fnc_raiseEvent;</text:p>
      <text:p text:style-name="P14">};</text:p>
      <text:p text:style-name="P14"/>
      <text:p text:style-name="P14">// thread 2 tracks any dead in enemyUnits</text:p>
      <text:p text:style-name="P14">_thread_2 = spawn {</text:p>
      <text:p text:style-name="P14"><text:tab/>private ["_grpAliveCount"];</text:p>
      <text:p text:style-name="P14"><text:tab/>_grpAliveCount = count enemyUnits;</text:p>
      <text:p text:style-name="P14"><text:tab/>while {_grpAliveCount &gt; 0} do</text:p>
      <text:p text:style-name="P14"><text:tab/>{</text:p>
      <text:p text:style-name="P14"><text:tab/><text:tab/>{</text:p>
      <text:p text:style-name="P14"><text:tab/><text:tab/><text:tab/>if (!alive _x) then</text:p>
      <text:p text:style-name="P14"><text:tab/><text:tab/><text:tab/>{</text:p>
      <text:p text:style-name="P14"><text:tab/><text:tab/><text:tab/><text:tab/>_grpAliveCount = _grpAliveCount – 1;</text:p>
      <text:p text:style-name="P14"><text:tab/><text:tab/><text:tab/><text:tab/>// block thread if event is busy</text:p>
      <text:p text:style-name="P14"><text:tab/><text:tab/><text:tab/><text:tab/>waitUntil {!(eventUnitDead getVariable "raised")};<text:tab/></text:p>
      <text:p text:style-name="P14"><text:tab/><text:tab/><text:tab/><text:tab/>[eventUnitDead, _x] call IGN_fnc_raiseEvent;</text:p>
      <text:p text:style-name="P14"><text:tab/><text:tab/><text:tab/>};</text:p>
      <text:p text:style-name="P14"><text:tab/><text:tab/>} foreach enemyUnits;</text:p>
      <text:p text:style-name="P14"><text:tab/>};</text:p>
      <text:p text:style-name="P14">}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IGN_fnc_addEventHandler</text:p>
      <text:p text:style-name="P16"/>
      <text:p text:style-name="P16">Adds a handler to the specified event, handlerID is returned</text:p>
      <text:p text:style-name="P16"/>
      <text:p text:style-name="P15">Parameters:</text:p>
      <text:p text:style-name="P16">event (object) - the event</text:p>
      <text:p text:style-name="P16">handle (code) - event handler code</text:p>
      <text:p text:style-name="P16"/>
      <text:p text:style-name="P15">Returns:</text:p>
      <text:p text:style-name="P16">handlerID (index of handler in this event)</text:p>
      <text:p text:style-name="P16"/>
      <text:p text:style-name="P15">Example:</text:p>
      <text:p text:style-name="P16"><text:tab/></text:p>
      <text:p text:style-name="P14">handlerID = [myEvent, {hint format ["%1", _this];}] call IGN_fnc_addEventHandler;<text:tab/></text:p>
      <text:p text:style-name="P14">// everytime myEvent is raised, a hint will display the argument passed to the handler (assuming myEvent sends 1 argument or array)</text:p>
      <text:p text:style-name="P14"/>
      <text:p text:style-name="P14">// Assuming myEvent was raised as such : [myEvent, ["weapon_class_tank_cannon", someTank]] call fnc_RaiseEvent;</text:p>
      <text:p text:style-name="P14"><text:tab/></text:p>
      <text:p text:style-name="P14">handlerID = [myEvent,</text:p>
      <text:p text:style-name="P14">{</text:p>
      <text:p text:style-name="P14"><text:tab/>private ["_weaponName", "_tank"];</text:p>
      <text:p text:style-name="P14"><text:tab/>_weaponName = _this select 0;<text:tab/>// raise of myEvent sends weapon string as arg 0</text:p>
      <text:p text:style-name="P14"><text:tab/>_tank = _this select 1;<text:tab/><text:tab/>// tank object is sent as arg 1</text:p>
      <text:p text:style-name="P14"><text:tab/>//...</text:p>
      <text:p text:style-name="P14">}] call IGN_fnc_addEventHandler;</text:p>
      <text:p text:style-name="P14"/>
      <text:p text:style-name="P14"/>
      <text:p text:style-name="P14"/>
      <text:p text:style-name="P14"/>
      <text:p text:style-name="P14"/>
      <text:p text:style-name="P15">IGN_fnc_deleteEventHandler</text:p>
      <text:p text:style-name="P16"/>
      <text:p text:style-name="P16">removes a handler from the specified event</text:p>
      <text:p text:style-name="P16"/>
      <text:p text:style-name="P15">Parameters:</text:p>
      <text:p text:style-name="P16"><text:span text:style-name="T1">event</text:span> (object) - the event</text:p>
      <text:p text:style-name="P16"><text:span text:style-name="T1">handleID</text:span> (number) - event handler id</text:p>
      <text:p text:style-name="P16"/>
      <text:p text:style-name="P16"><text:span text:style-name="T1">Returns:</text:span></text:p>
      <text:p text:style-name="P16">nothing</text:p>
      <text:p text:style-name="P16"/>
      <text:p text:style-name="P15">Example:</text:p>
      <text:p text:style-name="P16"><text:tab/></text:p>
      <text:p text:style-name="P14">[myEvent, handlerID] call IGN_fnc_deleteEventHandler;<text:tab/>// removes handlerID from myEvent</text:p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><text:soft-page-break/>IGN_fnc_getEventHandlers</text:p>
      <text:p text:style-name="P16"><text:tab/></text:p>
      <text:p text:style-name="P16">returns the array of all event handlers registered to the current event</text:p>
      <text:p text:style-name="P16"/>
      <text:p text:style-name="P15">Parameters:</text:p>
      <text:p text:style-name="P16">event (object) - the event</text:p>
      <text:p text:style-name="P16"/>
      <text:p text:style-name="P15">Returns:</text:p>
      <text:p text:style-name="P16">array of code</text:p>
      <text:p text:style-name="P16"/>
      <text:p text:style-name="P15">Example:</text:p>
      <text:p text:style-name="P16"><text:tab/></text:p>
      <text:p text:style-name="P14">allHandlers = myEvent call IGN_fnc_getEventHandlers;</text:p>
      <text:p text:style-name="P16"/>
      <text:p text:style-name="P16"/>
      <text:p text:style-name="P16"/>
      <text:p text:style-name="P15">IGN_fnc_getEventHandler</text:p>
      <text:p text:style-name="P16"/>
      <text:p text:style-name="P16">returns the specified handler at the specified index</text:p>
      <text:p text:style-name="P16"/>
      <text:p text:style-name="P15">Parameters:</text:p>
      <text:p text:style-name="P16"><text:span text:style-name="T1">event</text:span> (object) - the event</text:p>
      <text:p text:style-name="P16"><text:span text:style-name="T1">id</text:span> (number) - index of handler</text:p>
      <text:p text:style-name="P16"/>
      <text:p text:style-name="P15">Returns:</text:p>
      <text:p text:style-name="P16">code</text:p>
      <text:p text:style-name="P16"/>
      <text:p text:style-name="P15">Example:</text:p>
      <text:p text:style-name="P16"/>
      <text:p text:style-name="P14">handler = [myEvent, 0] call IGN_fnc_getEventHandler;<text:tab/>// returns first registered handler</text:p>
      <text:p text:style-name="P16"/>
      <text:p text:style-name="P16"/>
      <text:p text:style-name="P16"/>
      <text:p text:style-name="P15">IGN_fnc_getEventHandlerCount</text:p>
      <text:p text:style-name="P16"><text:tab/></text:p>
      <text:p text:style-name="P16">returns the size of the handler array</text:p>
      <text:p text:style-name="P16"/>
      <text:p text:style-name="P15">Parameters:</text:p>
      <text:p text:style-name="P16"><text:span text:style-name="T1">event</text:span> (object) - the event</text:p>
      <text:p text:style-name="P16"/>
      <text:p text:style-name="P15">Returns:</text:p>
      <text:p text:style-name="P16">size (number)</text:p>
      <text:p text:style-name="P16"/>
      <text:p text:style-name="P15">Example:</text:p>
      <text:p text:style-name="P16"/>
      <text:p text:style-name="P14">numHandles = myEvent call IGN_fnc_getEventHandlerCoun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IGN_fnc_createFunctor</text:p>
      <text:p text:style-name="P16"><text:tab/></text:p>
      <text:p text:style-name="P16">Creates a new functor object</text:p>
      <text:p text:style-name="P16">arguments passed cannot be temporary values - they must be references to existing objects/tasks/groups/etc...</text:p>
      <text:p text:style-name="P16"/>
      <text:p text:style-name="P16"><text:span text:style-name="T1">Parameters</text:span>:</text:p>
      <text:p text:style-name="P16"><text:span text:style-name="T1">function</text:span> (code) - the code the functor will call</text:p>
      <text:p text:style-name="P16"><text:span text:style-name="T1">arguments</text:span> (*anything) - the arguments the functor will pass to the function (Must be References!!)</text:p>
      <text:p text:style-name="P16"/>
      <text:p text:style-name="P16"><text:span text:style-name="T1">Returns</text:span>:</text:p>
      <text:p text:style-name="P16">Functor object, with these attributes</text:p>
      <text:p text:style-name="P16">"<text:span text:style-name="T1">IGN_FUNCTOR_TYPE</text:span>"<text:tab/>- type identifier</text:p>
      <text:p text:style-name="P16">"<text:span text:style-name="T1">function</text:span>" <text:tab/><text:tab/><text:tab/>- code</text:p>
      <text:p text:style-name="P16">"<text:span text:style-name="T1">arguments</text:span>"<text:tab/><text:tab/><text:tab/>- array of pointers to original arguments (if any)</text:p>
      <text:p text:style-name="P16"/>
      <text:p text:style-name="P15">Example:</text:p>
      <text:p text:style-name="P16"><text:tab/></text:p>
      <text:p text:style-name="P14">myFunctor = [</text:p>
      <text:p text:style-name="P14">{</text:p>
      <text:p text:style-name="P14"><text:tab/>private ["_unit"];</text:p>
      <text:p text:style-name="P14"><text:tab/>_unit = _this;</text:p>
      <text:p text:style-name="P14"><text:tab/>_unit setUnitPos "MIDDLE";</text:p>
      <text:p text:style-name="P14">}, _myUnit] call IGN_fnc_createFunctor;<text:tab/><text:tab/></text:p>
      <text:p text:style-name="P14">// notice that _myUnit is local - this means you can call myFunctor outside of </text:p>
      <text:p text:style-name="P14">// the script and it will still reference _myUnit</text:p>
      <text:p text:style-name="P16"/>
      <text:p text:style-name="P16">In the above example, myFunctor passes one argument (_myUnit) and will return nothing</text:p>
      <text:p text:style-name="P16"/>
      <text:p text:style-name="P15">Example:</text:p>
      <text:p text:style-name="P16"><text:tab/></text:p>
      <text:p text:style-name="P14">myFunctor = [</text:p>
      <text:p text:style-name="P14">{</text:p>
      <text:p text:style-name="P14"><text:tab/>private ["_units"];</text:p>
      <text:p text:style-name="P14"><text:tab/>_units = _this;</text:p>
      <text:p text:style-name="P14"><text:tab/>{ _x setUnitPos "MIDDLE"; } foreach _units;</text:p>
      <text:p text:style-name="P14"><text:tab/>true;</text:p>
      <text:p text:style-name="P14">}, [_myUnit1, myUnit2]] call IGN_fnc_createFunctor;</text:p>
      <text:p text:style-name="P14"/>
      <text:p text:style-name="P14">// This time, myFunctor passes two arguments (local _myUnit and global myUnit2) and will return <text:s text:c="2"/>// true upon completion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IGN_fnc_deleteFunctor</text:p>
      <text:p text:style-name="P16"><text:tab/></text:p>
      <text:p text:style-name="P16">Deletes an existing functor, as well as all of its pointers</text:p>
      <text:p text:style-name="P16"/>
      <text:p text:style-name="P16"><text:span text:style-name="T1">Parameters</text:span>:</text:p>
      <text:p text:style-name="P16"><text:span text:style-name="T1">functor</text:span> (object) - the functor to be deleted</text:p>
      <text:p text:style-name="P16"/>
      <text:p text:style-name="P16"><text:span text:style-name="T1">Returns</text:span>:</text:p>
      <text:p text:style-name="P16">nothing</text:p>
      <text:p text:style-name="P16"/>
      <text:p text:style-name="P16"><text:span text:style-name="T1">Example</text:span>:</text:p>
      <text:p text:style-name="P16"><text:tab/></text:p>
      <text:p text:style-name="P14">myFunctor call IGN_fnc_deleteFunctor;</text:p>
      <text:p text:style-name="P14">[myFunctor] call IGN_fnc_deleteFunctor;</text:p>
      <text:p text:style-name="P16"/>
      <text:p text:style-name="P16"/>
      <text:p text:style-name="P16"/>
      <text:p text:style-name="P15">IGN_fnc_callFunctor</text:p>
      <text:p text:style-name="P16"><text:tab/></text:p>
      <text:p text:style-name="P16">Calls the functors code, passing in the stored arguments</text:p>
      <text:p text:style-name="P16">Arguments are dereferenced upon call</text:p>
      <text:p text:style-name="P16"/>
      <text:p text:style-name="P15">Parameters:</text:p>
      <text:p text:style-name="P16"><text:span text:style-name="T1">functor</text:span> (object) - the Functor to call</text:p>
      <text:p text:style-name="P16"/>
      <text:p text:style-name="P15">Returns:</text:p>
      <text:p text:style-name="P16">anything (function) - If the specified code returns a value(s), this will return that value(s)</text:p>
      <text:p text:style-name="P16"><text:tab/></text:p>
      <text:p text:style-name="P15">Example:</text:p>
      <text:p text:style-name="P15"/>
      <text:p text:style-name="P14">myResult = myFunctor call IGN_fnc_callFunctor;</text:p>
      <text:p text:style-name="P14">[myResult] = myFunctor call IGN_fnc_callFuncto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5M47S</meta:editing-duration>
    <meta:editing-cycles>9</meta:editing-cycles>
    <meta:generator>OpenOffice.org/3.3$Win32 OpenOffice.org_project/330m20$Build-9567</meta:generator>
    <dc:date>2014-03-31T11:41:43.74</dc:date>
    <meta:document-statistic meta:table-count="0" meta:image-count="0" meta:object-count="0" meta:page-count="12" meta:paragraph-count="308" meta:word-count="1612" meta:character-count="10912"/>
    <meta:user-defined meta:name="Info 1"/>
    <meta:user-defined meta:name="Info 2"/>
    <meta:user-defined meta:name="Info 3"/>
    <meta:user-defined meta:name="Info 4"/>
  </office:meta>
</office:document-meta>
</file>